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34f86" officeooo:paragraph-rsid="00134f86"/>
    </style:style>
    <style:style style:name="P2" style:family="paragraph" style:parent-style-name="Standard">
      <style:text-properties style:font-name="Times New Roman" officeooo:rsid="00189549" officeooo:paragraph-rsid="00189549"/>
    </style:style>
    <style:style style:name="P3" style:family="paragraph" style:parent-style-name="Standard">
      <style:text-properties style:font-name="Times New Roman" officeooo:rsid="001aada6" officeooo:paragraph-rsid="001aada6"/>
    </style:style>
    <style:style style:name="P4" style:family="paragraph" style:parent-style-name="Standard">
      <style:text-properties style:font-name="Times New Roman" officeooo:rsid="001b8b68" officeooo:paragraph-rsid="001b8b68"/>
    </style:style>
    <style:style style:name="P5" style:family="paragraph" style:parent-style-name="Standard">
      <style:text-properties style:font-name="Times New Roman" officeooo:rsid="001b8b68" officeooo:paragraph-rsid="0026fc8a"/>
    </style:style>
    <style:style style:name="P6" style:family="paragraph" style:parent-style-name="Standard">
      <style:text-properties style:font-name="Times New Roman" fo:font-weight="bold" officeooo:rsid="00134f86" officeooo:paragraph-rsid="00134f86" style:font-weight-asian="bold" style:font-weight-complex="bold"/>
    </style:style>
    <style:style style:name="P7" style:family="paragraph" style:parent-style-name="Standard">
      <style:text-properties style:font-name="Times New Roman" fo:font-weight="bold" style:font-weight-asian="bold" style:font-weight-complex="bold"/>
    </style:style>
    <style:style style:name="P8" style:family="paragraph" style:parent-style-name="Standard">
      <style:text-properties style:font-name="Times New Roman" fo:font-weight="bold" officeooo:rsid="001b8b68" officeooo:paragraph-rsid="0026fc8a" style:font-weight-asian="bold" style:font-weight-complex="bold"/>
    </style:style>
    <style:style style:name="P9" style:family="paragraph" style:parent-style-name="Standard">
      <style:text-properties style:font-name="Times New Roman" fo:font-weight="bold" officeooo:rsid="003b126f" officeooo:paragraph-rsid="003b126f" style:font-weight-asian="bold" style:font-weight-complex="bold"/>
    </style:style>
    <style:style style:name="P10" style:family="paragraph" style:parent-style-name="Standard">
      <style:text-properties style:font-name="Times New Roman" officeooo:rsid="0026fc8a" officeooo:paragraph-rsid="0026fc8a"/>
    </style:style>
    <style:style style:name="P11" style:family="paragraph" style:parent-style-name="Standard">
      <style:text-properties style:font-name="Times New Roman" officeooo:rsid="0010a526" officeooo:paragraph-rsid="0026fc8a"/>
    </style:style>
    <style:style style:name="P12" style:family="paragraph" style:parent-style-name="Standard">
      <style:text-properties style:font-name="Times New Roman" officeooo:rsid="0036555a" officeooo:paragraph-rsid="0026fc8a"/>
    </style:style>
    <style:style style:name="P13" style:family="paragraph" style:parent-style-name="Standard">
      <style:text-properties style:font-name="Times New Roman" officeooo:rsid="003b126f" officeooo:paragraph-rsid="003b126f"/>
    </style:style>
    <style:style style:name="P14" style:family="paragraph" style:parent-style-name="Standard" style:list-style-name="L1">
      <style:text-properties style:font-name="Times New Roman" officeooo:paragraph-rsid="0026fc8a"/>
    </style:style>
    <style:style style:name="P15" style:family="paragraph" style:parent-style-name="Standard">
      <style:text-properties style:font-name="Times New Roman" officeooo:rsid="003b126f" officeooo:paragraph-rsid="003b126f"/>
    </style:style>
    <style:style style:name="P16" style:family="paragraph" style:parent-style-name="Standard">
      <style:text-properties style:font-name="Times New Roman" officeooo:rsid="003c6515" officeooo:paragraph-rsid="003c6515"/>
    </style:style>
    <style:style style:name="T1" style:family="text">
      <style:text-properties officeooo:rsid="0010a526"/>
    </style:style>
    <style:style style:name="T2" style:family="text">
      <style:text-properties officeooo:rsid="001313ad"/>
    </style:style>
    <style:style style:name="T3" style:family="text">
      <style:text-properties officeooo:rsid="0014fa25"/>
    </style:style>
    <style:style style:name="T4" style:family="text">
      <style:text-properties officeooo:rsid="001709b5"/>
    </style:style>
    <style:style style:name="T5" style:family="text">
      <style:text-properties officeooo:rsid="00191818"/>
    </style:style>
    <style:style style:name="T6" style:family="text">
      <style:text-properties officeooo:rsid="0019a8e6"/>
    </style:style>
    <style:style style:name="T7" style:family="text">
      <style:text-properties officeooo:rsid="001aada6"/>
    </style:style>
    <style:style style:name="T8" style:family="text">
      <style:text-properties officeooo:rsid="001df3f8"/>
    </style:style>
    <style:style style:name="T9" style:family="text">
      <style:text-properties officeooo:rsid="00201512"/>
    </style:style>
    <style:style style:name="T10" style:family="text">
      <style:text-properties officeooo:rsid="00220508"/>
    </style:style>
    <style:style style:name="T11" style:family="text">
      <style:text-properties officeooo:rsid="002414a7"/>
    </style:style>
    <style:style style:name="T12" style:family="text">
      <style:text-properties officeooo:rsid="0026045a"/>
    </style:style>
    <style:style style:name="T13" style:family="text">
      <style:text-properties officeooo:rsid="0026fc8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26fc8a" style:font-weight-asian="normal" style:font-weight-complex="normal"/>
    </style:style>
    <style:style style:name="T16" style:family="text">
      <style:text-properties officeooo:rsid="002bfb7d"/>
    </style:style>
    <style:style style:name="T17" style:family="text">
      <style:text-properties officeooo:rsid="002c11a9"/>
    </style:style>
    <style:style style:name="T18" style:family="text">
      <style:text-properties officeooo:rsid="003158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trona tytułowa:</text:p>
      <text:list xml:id="list3434871867" text:style-name="L1">
        <text:list-item>
          <text:p text:style-name="P14">Przyciski: Sesje, <text:span text:style-name="T1">przeglądaj dostępne gry </text:span>, <text:span text:style-name="T13">s</text:span><text:span text:style-name="T15">tatystyki społeczności</text:span></text:p>
        </text:list-item>
      </text:list>
      <text:p text:style-name="P6"/>
      <text:p text:style-name="P6">Plansz<text:span text:style-name="T4">ó</text:span>wki <text:span text:style-name="T12">s</text:span>esje:</text:p>
      <text:p text:style-name="P1">- <text:s/>dodaj, edytuj, oglądaj , statystyki</text:p>
      <text:p text:style-name="P1"/>
      <text:p text:style-name="P2">Tabelka <text:span text:style-name="T7">dla planszowki</text:span>:</text:p>
      <text:p text:style-name="P2">tytuł, rok wydania, wydawnictwo, liczba graczy, <text:span text:style-name="T5">ocena </text:span><text:span text:style-name="T8">BGG</text:span><text:span text:style-name="T5">, </text:span><text:span text:style-name="T6">liczba zgłoszonych gier, </text:span><text:span text:style-name="T18">krótki opis, typ gry, trudność</text:span></text:p>
      <text:p text:style-name="P1"/>
      <text:p text:style-name="P3"><text:span text:style-name="T11">T</text:span>abelka dla gry:</text:p>
      <text:p text:style-name="P4">tytuł gry, liczba osób <text:span text:style-name="T10">(rodzaj stołu na ile osób)</text:span>, czas gry, liczba <text:span text:style-name="T16">zebranych </text:span>punktów, <text:span text:style-name="T9">ocena partii, </text:span><text:span text:style-name="T17">dodatkowy </text:span><text:span text:style-name="T9">opis</text:span></text:p>
      <text:p text:style-name="P4"/>
      <text:p text:style-name="P8"><text:span text:style-name="T13">P</text:span><text:span text:style-name="T1">rzeglądaj dostępne gry </text:span><text:span text:style-name="T13">oraz ich oceny</text:span><text:span text:style-name="T1">:</text:span></text:p>
      <text:p text:style-name="P11">- potem w nowym okienku opcja zaproponuj grę</text:p>
      <text:p text:style-name="P5"/>
      <text:p text:style-name="P10"><text:span text:style-name="T14">Statystyki społeczności:</text:span> </text:p>
      <text:p text:style-name="P10">- <text:span text:style-name="T1">najchętniej wybierane, </text:span><text:span text:style-name="T2">najlepsze statystyki </text:span><text:span text:style-name="T3">(rankingi)</text:span></text:p>
      <text:p text:style-name="P12"/>
      <text:p text:style-name="P13"/>
      <text:p text:style-name="P16">Dlaczego nie działa wybieranie najwyższego wyniku</text:p>
      <text:p text:style-name="P16">polecenie w <text:s/>SQL jest dobre umieszczenie w programie złe czy coś innego?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08:58:42.327000000</meta:creation-date>
    <dc:date>2022-06-28T12:24:44.635000000</dc:date>
    <meta:editing-duration>PT44M14S</meta:editing-duration>
    <meta:editing-cycles>35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4" meta:word-count="99" meta:character-count="692" meta:non-whitespace-character-count="605"/>
  </office:meta>
</office:document-meta>
</file>